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JarTask.initZipOutputStream( ZipOutputStream zOu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ControlJarTask.addToManifest( Manifest jarManifest , List &lt; File &gt; merge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rolJarTask.grabResources( FileSet [ ] filese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ntrolJarTask.clean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